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8583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c2300"/>
    </style:style>
    <style:style style:name="ta7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5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7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1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2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5">
          <table:table-cell table:style-name="ce5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5">
          <table:table-cell table:style-name="ce5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conis Combine" table:style-name="ta6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1" office:value-type="string">
            <text:p>Draconis Combine</text:p>
          </table:table-cell>
          <table:table-cell table:style-name="ce22" table:number-columns-spanned="16" table:number-rows-spanned="1"/>
          <table:covered-table-cell table:number-columns-repeated="12" table:style-name="ce22"/>
          <table:covered-table-cell table:number-columns-repeated="2" table:style-name="ce14"/>
          <table:covered-table-cell table:style-name="ce22"/>
          <table:table-cell table:style-name="ce2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1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office:value-type="string">
            <text:p>Spider SDR-7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5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 table:number-rows-repeated="104852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yran Alliance" table:style-name="ta7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3" office:value-type="string">
            <text:p>Lyran Alliance</text:p>
          </table:table-cell>
          <table:table-cell table:style-name="ce24" table:number-columns-spanned="16" table:number-rows-spanned="1"/>
          <table:covered-table-cell table:number-columns-repeated="12" table:style-name="ce24"/>
          <table:covered-table-cell table:number-columns-repeated="2" table:style-name="ce14"/>
          <table:covered-table-cell table:style-name="ce24"/>
          <table:table-cell table:style-name="ce2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/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8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8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/>
          <table:table-cell office:value-type="string">
            <text:p>Scout</text:p>
          </table:table-cell>
          <table:table-cell table:number-columns-repeated="1005"/>
        </table:table-row>
        <table:table-row table:style-name="ro1">
          <table:table-cell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5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1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6">
          <table:table-cell table:style-name="ce5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6/11/2015</text:date>, <text:time>22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11T22:45:18.23</dc:date>
    <meta:editing-duration>P5DT1H24M5S</meta:editing-duration>
    <meta:editing-cycles>48</meta:editing-cycles>
    <meta:generator>OpenOffice.org/3.4$Win32 OpenOffice.org_project/340m1$Build-9590</meta:generator>
    <meta:document-statistic meta:table-count="5" meta:cell-count="1945" meta:object-count="0"/>
  </office:meta>
</office:document-meta>
</file>